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1.43mm"/>
    </style:style>
    <style:style style:name="co10" style:family="table-column">
      <style:table-column-properties fo:break-before="auto" style:column-width="13.88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15.79mm"/>
    </style:style>
    <style:style style:name="co13" style:family="table-column">
      <style:table-column-properties fo:break-before="auto" style:column-width="13.07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0.6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9" table:default-cell-style-name="ce2"/>
        <table:table-column table:style-name="co15" table:default-cell-style-name="ce2"/>
        <table:table-column table:style-name="co1" table:default-cell-style-name="ce6"/>
        <table:table-column table:style-name="co16" table:number-columns-repeated="8" table:default-cell-style-name="Default"/>
        <table:table-column table:style-name="co16" table:number-columns-repeated="14" table:default-cell-style-name="ce6"/>
        <table:table-row table:style-name="ro1" table:number-rows-repeated="5">
          <table:table-cell table:style-name="Default" table:number-columns-repeated="19"/>
          <table:table-cell table:number-columns-repeated="8"/>
          <table:table-cell table:style-name="Default" table:number-columns-repeated="14"/>
        </table:table-row>
        <table:table-row table:style-name="ro1">
          <table:table-cell table:style-name="Default" table:number-columns-repeated="19"/>
          <table:table-cell table:number-columns-repeated="8"/>
          <table:table-cell table:style-name="ce5" table:number-columns-repeated="14"/>
        </table:table-row>
        <table:table-row table:style-name="ro2">
          <table:table-cell table:style-name="ce1"/>
          <table:table-cell table:style-name="ce3" office:value-type="string" calcext:value-type="string" table:number-columns-spanned="18" table:number-rows-spanned="1">
            <text:p>ACCIONES</text:p>
          </table:table-cell>
          <table:covered-table-cell table:number-columns-repeated="16" table:style-name="ce1"/>
          <table:covered-table-cell table:style-name="Default"/>
          <table:table-cell table:number-columns-repeated="22"/>
        </table:table-row>
        <table:table-row table:style-name="ro1">
          <table:table-cell table:style-name="ce1"/>
          <table:table-cell table:style-name="ce4" office:value-type="string" calcext:value-type="string">
            <text:p>pari</text:p>
          </table:table-cell>
          <table:table-cell table:style-name="ce4" office:value-type="string" calcext:value-type="string">
            <text:p>pard</text:p>
          </table:table-cell>
          <table:table-cell table:style-name="ce4" office:value-type="string" calcext:value-type="string">
            <text:p>mulop</text:p>
          </table:table-cell>
          <table:table-cell table:style-name="ce4" office:value-type="string" calcext:value-type="string">
            <text:p>addop</text:p>
          </table:table-cell>
          <table:table-cell table:style-name="ce4" office:value-type="string" calcext:value-type="string">
            <text:p>pyc</text:p>
          </table:table-cell>
          <table:table-cell table:style-name="ce4" office:value-type="string" calcext:value-type="string">
            <text:p>coma</text:p>
          </table:table-cell>
          <table:table-cell table:style-name="ce4" office:value-type="string" calcext:value-type="string">
            <text:p>asig</text:p>
          </table:table-cell>
          <table:table-cell table:style-name="ce4" office:value-type="string" calcext:value-type="string">
            <text:p>llavei</text:p>
          </table:table-cell>
          <table:table-cell table:style-name="ce4" office:value-type="string" calcext:value-type="string">
            <text:p>llaved</text:p>
          </table:table-cell>
          <table:table-cell table:style-name="ce4" office:value-type="string" calcext:value-type="string">
            <text:p>cori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entero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real</text:p>
          </table:table-cell>
          <table:table-cell table:style-name="ce5" office:value-type="string" calcext:value-type="string">
            <text:p>$</text:p>
          </table:table-cell>
          <table:table-cell table:number-columns-repeated="22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3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 </text:p>
          </table:table-cell>
          <table:table-cell office:value-type="string" calcext:value-type="string">
            <text:p>acc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s7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office:value-type="string" calcext:value-type="string">
            <text:p> 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r3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string" calcext:value-type="string">
            <text:p> </text:p>
          </table:table-cell>
          <table:table-cell office:value-type="string" calcext:value-type="string">
            <text:p>s9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 office:value-type="string" calcext:value-type="string">
            <text:p> </text:p>
          </table:table-cell>
          <table:table-cell office:value-type="string" calcext:value-type="string">
            <text:p>r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 office:value-type="string" calcext:value-type="string">
            <text:p> </text:p>
          </table:table-cell>
          <table:table-cell office:value-type="string" calcext:value-type="string">
            <text:p>r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10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 </text:p>
          </table:table-cell>
          <table:table-cell office:value-type="string" calcext:value-type="string">
            <text:p>r2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11</text:p>
          </table:table-cell>
          <table:table-cell table:number-columns-repeated="17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12</text:p>
          </table:table-cell>
          <table:table-cell table:number-columns-repeated="16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13</text:p>
          </table:table-cell>
          <table:table-cell table:number-columns-repeated="16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 </text:p>
          </table:table-cell>
          <table:table-cell office:value-type="string" calcext:value-type="string">
            <text:p>s15</text:p>
          </table:table-cell>
          <table:table-cell table:number-columns-repeated="10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 office:value-type="string" calcext:value-type="string">
            <text:p> </text:p>
          </table:table-cell>
          <table:table-cell office:value-type="string" calcext:value-type="string">
            <text:p>s15</text:p>
          </table:table-cell>
          <table:table-cell table:number-columns-repeated="10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7" office:value-type="string" calcext:value-type="string">
            <text:p> 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office:value-type="string" calcext:value-type="string">
            <text:p> 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 office:value-type="string" calcext:value-type="string">
            <text:p> </text:p>
          </table:table-cell>
          <table:table-cell table:number-columns-repeated="3" office:value-type="string" calcext:value-type="string">
            <text:p>r4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s24</text:p>
          </table:table-cell>
          <table:table-cell table:number-columns-repeated="9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office:value-type="string" calcext:value-type="string">
            <text:p> 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 office:value-type="string" calcext:value-type="string">
            <text:p> 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2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8</text:p>
          </table:table-cell>
          <table:table-cell table:number-columns-repeated="1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 </text:p>
          </table:table-cell>
          <table:table-cell office:value-type="string" calcext:value-type="string">
            <text:p>s29</text:p>
          </table:table-cell>
          <table:table-cell table:number-columns-repeated="11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 </text:p>
          </table:table-cell>
          <table:table-cell table:number-columns-repeated="2" office:value-type="string" calcext:value-type="string">
            <text:p>r17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r17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17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 office:value-type="string" calcext:value-type="string">
            <text:p> </text:p>
          </table:table-cell>
          <table:table-cell office:value-type="string" calcext:value-type="string">
            <text:p>s3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 </text:p>
          </table:table-cell>
          <table:table-cell table:number-columns-repeated="2" office:value-type="string" calcext:value-type="string">
            <text:p>r7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 office:value-type="string" calcext:value-type="string">
            <text:p>r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7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r8</text:p>
          </table:table-cell>
          <table:table-cell table:number-columns-repeated="9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 office:value-type="string" calcext:value-type="string">
            <text:p> </text:p>
          </table:table-cell>
          <table:table-cell office:value-type="string" calcext:value-type="string">
            <text:p>r9</text:p>
          </table:table-cell>
          <table:table-cell table:number-columns-repeated="9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 </text:p>
          </table:table-cell>
          <table:table-cell table:number-columns-repeated="2" office:value-type="string" calcext:value-type="string">
            <text:p>r1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r11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5" office:value-type="string" calcext:value-type="string">
            <text:p> </text:p>
          </table:table-cell>
          <table:table-cell office:value-type="string" calcext:value-type="string">
            <text:p>s31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 office:value-type="string" calcext:value-type="string">
            <text:p> </text:p>
          </table:table-cell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r12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39</text:p>
          </table:table-cell>
          <table:table-cell table:number-columns-repeated="8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r15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15</text:p>
          </table:table-cell>
          <table:table-cell table:number-columns-repeated="8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r13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39</text:p>
          </table:table-cell>
          <table:table-cell table:number-columns-repeated="8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s41</text:p>
          </table:table-cell>
          <table:table-cell office:value-type="string" calcext:value-type="string">
            <text:p>s40</text:p>
          </table:table-cell>
          <table:table-cell table:number-columns-repeated="13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42</text:p>
          </table:table-cell>
          <table:table-cell table:number-columns-repeated="2" office:value-type="string" calcext:value-type="string">
            <text:p>r19</text:p>
          </table:table-cell>
          <table:table-cell table:number-columns-repeated="13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 office:value-type="string" calcext:value-type="string">
            <text:p>r21</text:p>
          </table:table-cell>
          <table:table-cell table:number-columns-repeated="13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 office:value-type="string" calcext:value-type="string">
            <text:p>r22</text:p>
          </table:table-cell>
          <table:table-cell table:number-columns-repeated="13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 office:value-type="string" calcext:value-type="string">
            <text:p>r23</text:p>
          </table:table-cell>
          <table:table-cell table:number-columns-repeated="13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 office:value-type="string" calcext:value-type="string">
            <text:p>r24</text:p>
          </table:table-cell>
          <table:table-cell table:number-columns-repeated="13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4" office:value-type="string" calcext:value-type="string">
            <text:p> </text:p>
          </table:table-cell>
          <table:table-cell office:value-type="string" calcext:value-type="string">
            <text:p>s43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 </text:p>
          </table:table-cell>
          <table:table-cell table:number-columns-repeated="2" office:value-type="string" calcext:value-type="string">
            <text:p>r1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r16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4" office:value-type="string" calcext:value-type="string">
            <text:p> </text:p>
          </table:table-cell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4" office:value-type="string" calcext:value-type="string">
            <text:p> </text:p>
          </table:table-cell>
          <table:table-cell office:value-type="string" calcext:value-type="string">
            <text:p>s37</text:p>
          </table:table-cell>
          <table:table-cell office:value-type="string" calcext:value-type="string">
            <text:p>s38</text:p>
          </table:table-cell>
          <table:table-cell office:value-type="string" calcext:value-type="string">
            <text:p>s36</text:p>
          </table:table-cell>
          <table:table-cell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46</text:p>
          </table:table-cell>
          <table:table-cell table:number-columns-repeated="7" office:value-type="string" calcext:value-type="string">
            <text:p> </text:p>
          </table:table-cell>
          <table:table-cell table:number-columns-repeated="2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42</text:p>
          </table:table-cell>
          <table:table-cell table:number-columns-repeated="2" office:value-type="string" calcext:value-type="string">
            <text:p>r18</text:p>
          </table:table-cell>
          <table:table-cell table:number-columns-repeated="13" office:value-type="string" calcext:value-type="string">
            <text:p> </text:p>
          </table:table-cell>
          <table:table-cell table:number-columns-repeated="8"/>
          <table:table-cell table:style-name="Default"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 </text:p>
          </table:table-cell>
          <table:table-cell table:number-columns-repeated="3" office:value-type="string" calcext:value-type="string">
            <text:p>r20</text:p>
          </table:table-cell>
          <table:table-cell table:number-columns-repeated="13" office:value-type="string" calcext:value-type="string">
            <text:p> </text:p>
          </table:table-cell>
          <table:table-cell table:number-columns-repeated="8"/>
          <table:table-cell table:style-name="Default"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 office:value-type="string" calcext:value-type="string">
            <text:p>r14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r14</text:p>
          </table:table-cell>
          <table:table-cell table:number-columns-repeated="8" office:value-type="string" calcext:value-type="string">
            <text:p> </text:p>
          </table:table-cell>
          <table:table-cell table:number-columns-repeated="8"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cel </meta:initial-creator>
    <meta:creation-date>2016-03-16T17:52:44.159908098</meta:creation-date>
    <dc:date>2016-03-16T18:56:41.535964382</dc:date>
    <dc:creator>Gacel </dc:creator>
    <meta:editing-duration>PT16M54S</meta:editing-duration>
    <meta:editing-cycles>3</meta:editing-cycles>
    <meta:generator>LibreOffice/4.4.3.2$Linux_X86_64 LibreOffice_project/40m0$Build-2</meta:generator>
    <meta:document-statistic meta:table-count="1" meta:cell-count="930" meta:object-count="0"/>
  </office:meta>
</office:document-meta>
</file>